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bjectClassification_perform_1" table:style-name="ta1">
        <table:shapes>
          <draw:frame draw:z-index="0" draw:style-name="gr1" draw:text-style-name="P1" svg:width="453.51pt" svg:height="255.09pt" svg:x="102.22pt" svg:y="0.03pt">
            <draw:object draw:notify-on-update-of-ranges="ObjectClassification_perform_1.A1:ObjectClassification_perform_1.A1 ObjectClassification_perform_1.A2:ObjectClassification_perform_1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Object Classification</text:p>
          </table:table-cell>
        </table:table-row>
        <table:table-row table:style-name="ro1">
          <table:table-cell office:value-type="float" office:value="0.04301" calcext:value-type="float">
            <text:p>0.04301</text:p>
          </table:table-cell>
        </table:table-row>
        <table:table-row table:style-name="ro1">
          <table:table-cell office:value-type="float" office:value="0.066759" calcext:value-type="float">
            <text:p>0.066759</text:p>
          </table:table-cell>
        </table:table-row>
        <table:table-row table:style-name="ro1">
          <table:table-cell office:value-type="float" office:value="0.042316" calcext:value-type="float">
            <text:p>0.042316</text:p>
          </table:table-cell>
        </table:table-row>
        <table:table-row table:style-name="ro1">
          <table:table-cell office:value-type="float" office:value="0.037719" calcext:value-type="float">
            <text:p>0.037719</text:p>
          </table:table-cell>
        </table:table-row>
        <table:table-row table:style-name="ro1">
          <table:table-cell office:value-type="float" office:value="0.033242" calcext:value-type="float">
            <text:p>0.033242</text:p>
          </table:table-cell>
        </table:table-row>
        <table:table-row table:style-name="ro1">
          <table:table-cell office:value-type="float" office:value="0.032433" calcext:value-type="float">
            <text:p>0.032433</text:p>
          </table:table-cell>
        </table:table-row>
        <table:table-row table:style-name="ro1">
          <table:table-cell office:value-type="float" office:value="0.031944" calcext:value-type="float">
            <text:p>0.031944</text:p>
          </table:table-cell>
        </table:table-row>
        <table:table-row table:style-name="ro1">
          <table:table-cell office:value-type="float" office:value="0.029968" calcext:value-type="float">
            <text:p>0.029968</text:p>
          </table:table-cell>
        </table:table-row>
        <table:table-row table:style-name="ro1">
          <table:table-cell office:value-type="float" office:value="0.028945" calcext:value-type="float">
            <text:p>0.028945</text:p>
          </table:table-cell>
        </table:table-row>
        <table:table-row table:style-name="ro1">
          <table:table-cell office:value-type="float" office:value="0.040452" calcext:value-type="float">
            <text:p>0.040452</text:p>
          </table:table-cell>
        </table:table-row>
        <table:table-row table:style-name="ro1">
          <table:table-cell office:value-type="float" office:value="0.029759" calcext:value-type="float">
            <text:p>0.029759</text:p>
          </table:table-cell>
        </table:table-row>
        <table:table-row table:style-name="ro1">
          <table:table-cell office:value-type="float" office:value="0.02962" calcext:value-type="float">
            <text:p>0.02962</text:p>
          </table:table-cell>
        </table:table-row>
        <table:table-row table:style-name="ro1">
          <table:table-cell office:value-type="float" office:value="0.027612" calcext:value-type="float">
            <text:p>0.027612</text:p>
          </table:table-cell>
        </table:table-row>
        <table:table-row table:style-name="ro1">
          <table:table-cell office:value-type="float" office:value="0.028115" calcext:value-type="float">
            <text:p>0.028115</text:p>
          </table:table-cell>
        </table:table-row>
        <table:table-row table:style-name="ro1">
          <table:table-cell office:value-type="float" office:value="0.028136" calcext:value-type="float">
            <text:p>0.028136</text:p>
          </table:table-cell>
        </table:table-row>
        <table:table-row table:style-name="ro1">
          <table:table-cell office:value-type="float" office:value="0.028042" calcext:value-type="float">
            <text:p>0.028042</text:p>
          </table:table-cell>
        </table:table-row>
        <table:table-row table:style-name="ro1">
          <table:table-cell office:value-type="float" office:value="0.029014" calcext:value-type="float">
            <text:p>0.029014</text:p>
          </table:table-cell>
        </table:table-row>
        <table:table-row table:style-name="ro1">
          <table:table-cell office:value-type="float" office:value="0.028661" calcext:value-type="float">
            <text:p>0.028661</text:p>
          </table:table-cell>
        </table:table-row>
        <table:table-row table:style-name="ro1">
          <table:table-cell office:value-type="float" office:value="0.030576" calcext:value-type="float">
            <text:p>0.030576</text:p>
          </table:table-cell>
        </table:table-row>
        <table:table-row table:style-name="ro1">
          <table:table-cell office:value-type="float" office:value="0.030854" calcext:value-type="float">
            <text:p>0.030854</text:p>
          </table:table-cell>
        </table:table-row>
        <table:table-row table:style-name="ro1">
          <table:table-cell office:value-type="float" office:value="0.030138" calcext:value-type="float">
            <text:p>0.030138</text:p>
          </table:table-cell>
        </table:table-row>
        <table:table-row table:style-name="ro1">
          <table:table-cell office:value-type="float" office:value="0.030013" calcext:value-type="float">
            <text:p>0.030013</text:p>
          </table:table-cell>
        </table:table-row>
        <table:table-row table:style-name="ro1">
          <table:table-cell office:value-type="float" office:value="0.028072" calcext:value-type="float">
            <text:p>0.028072</text:p>
          </table:table-cell>
        </table:table-row>
        <table:table-row table:style-name="ro1">
          <table:table-cell office:value-type="float" office:value="0.028067" calcext:value-type="float">
            <text:p>0.028067</text:p>
          </table:table-cell>
        </table:table-row>
        <table:table-row table:style-name="ro1">
          <table:table-cell office:value-type="float" office:value="0.029092" calcext:value-type="float">
            <text:p>0.029092</text:p>
          </table:table-cell>
        </table:table-row>
        <table:table-row table:style-name="ro1">
          <table:table-cell office:value-type="float" office:value="0.027887" calcext:value-type="float">
            <text:p>0.027887</text:p>
          </table:table-cell>
        </table:table-row>
        <table:table-row table:style-name="ro1">
          <table:table-cell office:value-type="float" office:value="0.027581" calcext:value-type="float">
            <text:p>0.027581</text:p>
          </table:table-cell>
        </table:table-row>
        <table:table-row table:style-name="ro1">
          <table:table-cell office:value-type="float" office:value="0.02822" calcext:value-type="float">
            <text:p>0.02822</text:p>
          </table:table-cell>
        </table:table-row>
        <table:table-row table:style-name="ro1">
          <table:table-cell office:value-type="float" office:value="0.027752" calcext:value-type="float">
            <text:p>0.027752</text:p>
          </table:table-cell>
        </table:table-row>
        <table:table-row table:style-name="ro1">
          <table:table-cell office:value-type="float" office:value="0.02829" calcext:value-type="float">
            <text:p>0.02829</text:p>
          </table:table-cell>
        </table:table-row>
        <table:table-row table:style-name="ro1">
          <table:table-cell office:value-type="float" office:value="0.030041" calcext:value-type="float">
            <text:p>0.030041</text:p>
          </table:table-cell>
        </table:table-row>
        <table:table-row table:style-name="ro1">
          <table:table-cell office:value-type="float" office:value="0.028434" calcext:value-type="float">
            <text:p>0.028434</text:p>
          </table:table-cell>
        </table:table-row>
        <table:table-row table:style-name="ro1">
          <table:table-cell office:value-type="float" office:value="0.028236" calcext:value-type="float">
            <text:p>0.028236</text:p>
          </table:table-cell>
        </table:table-row>
        <table:table-row table:style-name="ro1">
          <table:table-cell office:value-type="float" office:value="0.028211" calcext:value-type="float">
            <text:p>0.028211</text:p>
          </table:table-cell>
        </table:table-row>
        <table:table-row table:style-name="ro1">
          <table:table-cell office:value-type="float" office:value="0.028006" calcext:value-type="float">
            <text:p>0.028006</text:p>
          </table:table-cell>
        </table:table-row>
        <table:table-row table:style-name="ro1">
          <table:table-cell office:value-type="float" office:value="0.029774" calcext:value-type="float">
            <text:p>0.029774</text:p>
          </table:table-cell>
        </table:table-row>
        <table:table-row table:style-name="ro1">
          <table:table-cell office:value-type="float" office:value="0.028245" calcext:value-type="float">
            <text:p>0.028245</text:p>
          </table:table-cell>
        </table:table-row>
        <table:table-row table:style-name="ro1">
          <table:table-cell office:value-type="float" office:value="0.030236" calcext:value-type="float">
            <text:p>0.030236</text:p>
          </table:table-cell>
        </table:table-row>
        <table:table-row table:style-name="ro1">
          <table:table-cell office:value-type="float" office:value="0.028081" calcext:value-type="float">
            <text:p>0.028081</text:p>
          </table:table-cell>
        </table:table-row>
        <table:table-row table:style-name="ro1">
          <table:table-cell office:value-type="float" office:value="0.027636" calcext:value-type="float">
            <text:p>0.027636</text:p>
          </table:table-cell>
        </table:table-row>
        <table:table-row table:style-name="ro1">
          <table:table-cell office:value-type="float" office:value="0.030333" calcext:value-type="float">
            <text:p>0.030333</text:p>
          </table:table-cell>
        </table:table-row>
        <table:table-row table:style-name="ro1">
          <table:table-cell office:value-type="float" office:value="0.029632" calcext:value-type="float">
            <text:p>0.029632</text:p>
          </table:table-cell>
        </table:table-row>
        <table:table-row table:style-name="ro1">
          <table:table-cell office:value-type="float" office:value="0.02855" calcext:value-type="float">
            <text:p>0.02855</text:p>
          </table:table-cell>
        </table:table-row>
        <table:table-row table:style-name="ro1">
          <table:table-cell office:value-type="float" office:value="0.028973" calcext:value-type="float">
            <text:p>0.028973</text:p>
          </table:table-cell>
        </table:table-row>
        <table:table-row table:style-name="ro1">
          <table:table-cell office:value-type="float" office:value="0.029744" calcext:value-type="float">
            <text:p>0.029744</text:p>
          </table:table-cell>
        </table:table-row>
        <table:table-row table:style-name="ro1">
          <table:table-cell office:value-type="float" office:value="0.028572" calcext:value-type="float">
            <text:p>0.028572</text:p>
          </table:table-cell>
        </table:table-row>
        <table:table-row table:style-name="ro1">
          <table:table-cell office:value-type="float" office:value="0.028202" calcext:value-type="float">
            <text:p>0.028202</text:p>
          </table:table-cell>
        </table:table-row>
        <table:table-row table:style-name="ro1">
          <table:table-cell office:value-type="float" office:value="0.028811" calcext:value-type="float">
            <text:p>0.028811</text:p>
          </table:table-cell>
        </table:table-row>
        <table:table-row table:style-name="ro1">
          <table:table-cell office:value-type="float" office:value="0.030286" calcext:value-type="float">
            <text:p>0.030286</text:p>
          </table:table-cell>
        </table:table-row>
        <table:table-row table:style-name="ro1"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0.028535" calcext:value-type="float">
            <text:p>0.028535</text:p>
          </table:table-cell>
        </table:table-row>
        <table:table-row table:style-name="ro1">
          <table:table-cell office:value-type="float" office:value="0.030584" calcext:value-type="float">
            <text:p>0.030584</text:p>
          </table:table-cell>
        </table:table-row>
        <table:table-row table:style-name="ro1">
          <table:table-cell office:value-type="float" office:value="0.028394" calcext:value-type="float">
            <text:p>0.028394</text:p>
          </table:table-cell>
        </table:table-row>
        <table:table-row table:style-name="ro1">
          <table:table-cell office:value-type="float" office:value="0.028213" calcext:value-type="float">
            <text:p>0.028213</text:p>
          </table:table-cell>
        </table:table-row>
        <table:table-row table:style-name="ro1">
          <table:table-cell office:value-type="float" office:value="0.028377" calcext:value-type="float">
            <text:p>0.028377</text:p>
          </table:table-cell>
        </table:table-row>
        <table:table-row table:style-name="ro1">
          <table:table-cell office:value-type="float" office:value="0.029944" calcext:value-type="float">
            <text:p>0.029944</text:p>
          </table:table-cell>
        </table:table-row>
        <table:table-row table:style-name="ro1">
          <table:table-cell office:value-type="float" office:value="0.030355" calcext:value-type="float">
            <text:p>0.030355</text:p>
          </table:table-cell>
        </table:table-row>
        <table:table-row table:style-name="ro1">
          <table:table-cell office:value-type="float" office:value="0.027968" calcext:value-type="float">
            <text:p>0.027968</text:p>
          </table:table-cell>
        </table:table-row>
        <table:table-row table:style-name="ro1">
          <table:table-cell office:value-type="float" office:value="0.031038" calcext:value-type="float">
            <text:p>0.031038</text:p>
          </table:table-cell>
        </table:table-row>
        <table:table-row table:style-name="ro1">
          <table:table-cell office:value-type="float" office:value="0.030144" calcext:value-type="float">
            <text:p>0.030144</text:p>
          </table:table-cell>
        </table:table-row>
        <table:table-row table:style-name="ro1">
          <table:table-cell office:value-type="float" office:value="0.029818" calcext:value-type="float">
            <text:p>0.029818</text:p>
          </table:table-cell>
        </table:table-row>
        <table:table-row table:style-name="ro1">
          <table:table-cell office:value-type="float" office:value="0.028115" calcext:value-type="float">
            <text:p>0.028115</text:p>
          </table:table-cell>
        </table:table-row>
        <table:table-row table:style-name="ro1">
          <table:table-cell office:value-type="float" office:value="0.02839" calcext:value-type="float">
            <text:p>0.02839</text:p>
          </table:table-cell>
        </table:table-row>
        <table:table-row table:style-name="ro1">
          <table:table-cell office:value-type="float" office:value="0.028105" calcext:value-type="float">
            <text:p>0.028105</text:p>
          </table:table-cell>
        </table:table-row>
        <table:table-row table:style-name="ro1">
          <table:table-cell office:value-type="float" office:value="0.029504" calcext:value-type="float">
            <text:p>0.029504</text:p>
          </table:table-cell>
        </table:table-row>
        <table:table-row table:style-name="ro1">
          <table:table-cell office:value-type="float" office:value="0.030082" calcext:value-type="float">
            <text:p>0.030082</text:p>
          </table:table-cell>
        </table:table-row>
        <table:table-row table:style-name="ro1">
          <table:table-cell office:value-type="float" office:value="0.028644" calcext:value-type="float">
            <text:p>0.028644</text:p>
          </table:table-cell>
        </table:table-row>
        <table:table-row table:style-name="ro1">
          <table:table-cell office:value-type="float" office:value="0.028546" calcext:value-type="float">
            <text:p>0.028546</text:p>
          </table:table-cell>
        </table:table-row>
        <table:table-row table:style-name="ro1">
          <table:table-cell office:value-type="float" office:value="0.028253" calcext:value-type="float">
            <text:p>0.028253</text:p>
          </table:table-cell>
        </table:table-row>
        <table:table-row table:style-name="ro1"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0.033848" calcext:value-type="float">
            <text:p>0.033848</text:p>
          </table:table-cell>
        </table:table-row>
        <table:table-row table:style-name="ro1">
          <table:table-cell office:value-type="float" office:value="0.029336" calcext:value-type="float">
            <text:p>0.029336</text:p>
          </table:table-cell>
        </table:table-row>
        <table:table-row table:style-name="ro1">
          <table:table-cell office:value-type="float" office:value="0.030341" calcext:value-type="float">
            <text:p>0.030341</text:p>
          </table:table-cell>
        </table:table-row>
        <table:table-row table:style-name="ro1">
          <table:table-cell office:value-type="float" office:value="0.027801" calcext:value-type="float">
            <text:p>0.027801</text:p>
          </table:table-cell>
        </table:table-row>
        <table:table-row table:style-name="ro1">
          <table:table-cell office:value-type="float" office:value="0.028152" calcext:value-type="float">
            <text:p>0.028152</text:p>
          </table:table-cell>
        </table:table-row>
        <table:table-row table:style-name="ro1">
          <table:table-cell office:value-type="float" office:value="0.028311" calcext:value-type="float">
            <text:p>0.028311</text:p>
          </table:table-cell>
        </table:table-row>
        <table:table-row table:style-name="ro1">
          <table:table-cell office:value-type="float" office:value="0.027957" calcext:value-type="float">
            <text:p>0.027957</text:p>
          </table:table-cell>
        </table:table-row>
        <table:table-row table:style-name="ro1">
          <table:table-cell office:value-type="float" office:value="0.02773" calcext:value-type="float">
            <text:p>0.02773</text:p>
          </table:table-cell>
        </table:table-row>
        <table:table-row table:style-name="ro1">
          <table:table-cell office:value-type="float" office:value="0.029047" calcext:value-type="float">
            <text:p>0.029047</text:p>
          </table:table-cell>
        </table:table-row>
        <table:table-row table:style-name="ro1">
          <table:table-cell office:value-type="float" office:value="0.028031" calcext:value-type="float">
            <text:p>0.028031</text:p>
          </table:table-cell>
        </table:table-row>
        <table:table-row table:style-name="ro1">
          <table:table-cell office:value-type="float" office:value="0.027983" calcext:value-type="float">
            <text:p>0.027983</text:p>
          </table:table-cell>
        </table:table-row>
        <table:table-row table:style-name="ro1">
          <table:table-cell office:value-type="float" office:value="0.027742" calcext:value-type="float">
            <text:p>0.027742</text:p>
          </table:table-cell>
        </table:table-row>
        <table:table-row table:style-name="ro1">
          <table:table-cell office:value-type="float" office:value="0.027661" calcext:value-type="float">
            <text:p>0.027661</text:p>
          </table:table-cell>
        </table:table-row>
        <table:table-row table:style-name="ro1">
          <table:table-cell office:value-type="float" office:value="0.028415" calcext:value-type="float">
            <text:p>0.028415</text:p>
          </table:table-cell>
        </table:table-row>
        <table:table-row table:style-name="ro1">
          <table:table-cell office:value-type="float" office:value="0.030062" calcext:value-type="float">
            <text:p>0.030062</text:p>
          </table:table-cell>
        </table:table-row>
        <table:table-row table:style-name="ro1">
          <table:table-cell office:value-type="float" office:value="0.028096" calcext:value-type="float">
            <text:p>0.028096</text:p>
          </table:table-cell>
        </table:table-row>
        <table:table-row table:style-name="ro1">
          <table:table-cell office:value-type="float" office:value="0.029721" calcext:value-type="float">
            <text:p>0.029721</text:p>
          </table:table-cell>
        </table:table-row>
        <table:table-row table:style-name="ro1">
          <table:table-cell office:value-type="float" office:value="0.029379" calcext:value-type="float">
            <text:p>0.029379</text:p>
          </table:table-cell>
        </table:table-row>
        <table:table-row table:style-name="ro1">
          <table:table-cell office:value-type="float" office:value="0.027135" calcext:value-type="float">
            <text:p>0.027135</text:p>
          </table:table-cell>
        </table:table-row>
        <table:table-row table:style-name="ro1">
          <table:table-cell office:value-type="float" office:value="0.032073" calcext:value-type="float">
            <text:p>0.032073</text:p>
          </table:table-cell>
        </table:table-row>
        <table:table-row table:style-name="ro1">
          <table:table-cell office:value-type="float" office:value="0.030888" calcext:value-type="float">
            <text:p>0.030888</text:p>
          </table:table-cell>
        </table:table-row>
        <table:table-row table:style-name="ro1">
          <table:table-cell office:value-type="float" office:value="0.030492" calcext:value-type="float">
            <text:p>0.030492</text:p>
          </table:table-cell>
        </table:table-row>
        <table:table-row table:style-name="ro1">
          <table:table-cell office:value-type="float" office:value="0.028297" calcext:value-type="float">
            <text:p>0.028297</text:p>
          </table:table-cell>
        </table:table-row>
        <table:table-row table:style-name="ro1">
          <table:table-cell office:value-type="float" office:value="0.028517" calcext:value-type="float">
            <text:p>0.028517</text:p>
          </table:table-cell>
        </table:table-row>
        <table:table-row table:style-name="ro1">
          <table:table-cell office:value-type="float" office:value="0.028408" calcext:value-type="float">
            <text:p>0.028408</text:p>
          </table:table-cell>
        </table:table-row>
        <table:table-row table:style-name="ro1">
          <table:table-cell office:value-type="float" office:value="0.029912" calcext:value-type="float">
            <text:p>0.029912</text:p>
          </table:table-cell>
        </table:table-row>
        <table:table-row table:style-name="ro1">
          <table:table-cell office:value-type="float" office:value="0.030106" calcext:value-type="float">
            <text:p>0.030106</text:p>
          </table:table-cell>
        </table:table-row>
        <table:table-row table:style-name="ro1">
          <table:table-cell office:value-type="float" office:value="0.028849" calcext:value-type="float">
            <text:p>0.028849</text:p>
          </table:table-cell>
        </table:table-row>
        <table:table-row table:style-name="ro1">
          <table:table-cell office:value-type="float" office:value="0.028729" calcext:value-type="float">
            <text:p>0.028729</text:p>
          </table:table-cell>
        </table:table-row>
        <table:table-row table:style-name="ro1">
          <table:table-cell office:value-type="float" office:value="0.028061" calcext:value-type="float">
            <text:p>0.028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2:06:41.200819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5T12:07:01.141632613</dc:date>
    <meta:editing-duration>PT7M1S</meta:editing-duration>
    <meta:editing-cycles>7</meta:editing-cycles>
    <meta:generator>LibreOffice/6.0.7.3$Linux_X86_64 LibreOffice_project/00m0$Build-3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94cm" svg:y="0.316cm" chart:style-name="ch2">
          <text:p>Object Classification Inference Performance (1)</text:p>
        </chart:title>
        <chart:legend chart:legend-position="end" svg:x="12.07cm" svg:y="4.201cm" style:legend-expansion="high" chart:style-name="ch3"/>
        <chart:plot-area chart:style-name="ch4" table:cell-range-address="ObjectClassification_perform_1.A1:ObjectClassification_perform_1.A101" chart:data-source-has-labels="row" svg:x="1.331cm" svg:y="1.275cm" svg:width="10.419cm" svg:height="6.564cm">
          <chartooo:coordinate-region svg:x="2.243cm" svg:y="1.474cm" svg:width="9.507cm" svg:height="5.573cm"/>
          <chart:axis chart:dimension="x" chart:name="primary-x" chart:style-name="ch5">
            <chart:title svg:x="5.583cm" svg:y="8.019cm" chart:style-name="ch6">
              <text:p>Iterations (n)</text:p>
            </chart:title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ObjectClassification_perform_1.A2:ObjectClassification_perform_1.A101" chart:label-cell-address="ObjectClassification_perform_1.A1:ObjectClassification_perform_1.A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 Classification</text:p>
                <draw:g>
                  <svg:desc>ObjectClassification_perform_1.A1:ObjectClassification_perform_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01">
                <text:p>0.04301</text:p>
                <draw:g>
                  <svg:desc>ObjectClassification_perform_1.A2:ObjectClassification_perform_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759">
                <text:p>0.066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16">
                <text:p>0.042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242">
                <text:p>0.033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433">
                <text:p>0.032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944">
                <text:p>0.031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968">
                <text:p>0.029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945">
                <text:p>0.028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0452">
                <text:p>0.040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759">
                <text:p>0.0297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962">
                <text:p>0.0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612">
                <text:p>0.027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115">
                <text:p>0.028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136">
                <text:p>0.028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042">
                <text:p>0.028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9014">
                <text:p>0.029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661">
                <text:p>0.0286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576">
                <text:p>0.030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854">
                <text:p>0.030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0138">
                <text:p>0.030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013">
                <text:p>0.030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072">
                <text:p>0.028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067">
                <text:p>0.028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092">
                <text:p>0.029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7887">
                <text:p>0.02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581">
                <text:p>0.027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22">
                <text:p>0.02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752">
                <text:p>0.027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29">
                <text:p>0.02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041">
                <text:p>0.030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434">
                <text:p>0.028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8236">
                <text:p>0.028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8211">
                <text:p>0.028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8006">
                <text:p>0.028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774">
                <text:p>0.029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0236">
                <text:p>0.030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081">
                <text:p>0.028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636">
                <text:p>0.027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333">
                <text:p>0.030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632">
                <text:p>0.029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55">
                <text:p>0.02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973">
                <text:p>0.0289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9744">
                <text:p>0.029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8572">
                <text:p>0.028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202">
                <text:p>0.028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8811">
                <text:p>0.028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286">
                <text:p>0.030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8535">
                <text:p>0.028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584">
                <text:p>0.030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394">
                <text:p>0.0283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213">
                <text:p>0.0282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8377">
                <text:p>0.028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9944">
                <text:p>0.0299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0355">
                <text:p>0.030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968">
                <text:p>0.027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1038">
                <text:p>0.031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0144">
                <text:p>0.030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9818">
                <text:p>0.029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8115">
                <text:p>0.028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39">
                <text:p>0.02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8105">
                <text:p>0.028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504">
                <text:p>0.029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0082">
                <text:p>0.0300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644">
                <text:p>0.0286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546">
                <text:p>0.0285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8253">
                <text:p>0.0282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8416">
                <text:p>0.028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3848">
                <text:p>0.033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9336">
                <text:p>0.029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0341">
                <text:p>0.0303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801">
                <text:p>0.0278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8152">
                <text:p>0.028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311">
                <text:p>0.0283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7957">
                <text:p>0.027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73">
                <text:p>0.02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047">
                <text:p>0.029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031">
                <text:p>0.028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983">
                <text:p>0.0279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7742">
                <text:p>0.027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7661">
                <text:p>0.0276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8415">
                <text:p>0.028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0062">
                <text:p>0.030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8096">
                <text:p>0.028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721">
                <text:p>0.0297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379">
                <text:p>0.029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2073">
                <text:p>0.0320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0888">
                <text:p>0.030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0492">
                <text:p>0.0304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8297">
                <text:p>0.0282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517">
                <text:p>0.0285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8408">
                <text:p>0.0284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912">
                <text:p>0.029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106">
                <text:p>0.030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849">
                <text:p>0.0288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729">
                <text:p>0.028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8061">
                <text:p>0.028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